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3" calcext:value-type="float">
            <text:p>2003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izona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2" calcext:value-type="float">
            <text:p>0.062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226" calcext:value-type="float">
            <text:p>-0.226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anta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25" calcext:value-type="float">
            <text:p>-0.25</text:p>
          </table:table-cell>
          <table:table-cell office:value-type="float" office:value="0.149" calcext:value-type="float">
            <text:p>0.149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83" calcext:value-type="float">
            <text:p>-0.08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ltimore</text:p>
          </table:table-cell>
          <table:table-cell office:value-type="float" office:value="0.054" calcext:value-type="float">
            <text:p>0.054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92" calcext:value-type="float">
            <text:p>0.192</text:p>
          </table:table-cell>
          <table:table-cell office:value-type="float" office:value="-0.08" calcext:value-type="float">
            <text:p>-0.08</text:p>
          </table:table-cell>
          <table:table-cell office:value-type="float" office:value="0.107" calcext:value-type="float">
            <text:p>0.107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ffalo</text:p>
          </table:table-cell>
          <table:table-cell office:value-type="float" office:value="0.112" calcext:value-type="float">
            <text:p>0.112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-0.028" calcext:value-type="float">
            <text:p>-0.028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olina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66" calcext:value-type="float">
            <text:p>-0.06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ncinnati</text:p>
          </table:table-cell>
          <table:table-cell office:value-type="float" office:value="0.012" calcext:value-type="float">
            <text:p>0.0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476" calcext:value-type="float">
            <text:p>0.476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51" calcext:value-type="float">
            <text:p>-0.05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eveland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09" calcext:value-type="float">
            <text:p>0.109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06" calcext:value-type="float">
            <text:p>-0.0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llas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022" calcext:value-type="float">
            <text:p>-0.02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nver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059" calcext:value-type="float">
            <text:p>0.059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01" calcext:value-type="float">
            <text:p>-0.00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03" calcext:value-type="float">
            <text:p>-0.103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n Bay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132" calcext:value-type="float">
            <text:p>0.13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uston</text:p>
          </table:table-cell>
          <table:table-cell office:value-type="float" office:value="-0.04" calcext:value-type="float">
            <text:p>-0.04</text:p>
          </table:table-cell>
          <table:table-cell office:value-type="float" office:value="0.154" calcext:value-type="float">
            <text:p>0.154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033" calcext:value-type="float">
            <text:p>0.03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76" calcext:value-type="float">
            <text:p>-0.076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" calcext:value-type="float">
            <text:p>0.03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73" calcext:value-type="float">
            <text:p>0.073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cksonville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121" calcext:value-type="float">
            <text:p>0.12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7" calcext:value-type="float">
            <text:p>-0.07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nsas City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3" calcext:value-type="float">
            <text:p>0.063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153" calcext:value-type="float">
            <text:p>0.153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ami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64" calcext:value-type="float">
            <text:p>0.06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nnesota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26" calcext:value-type="float">
            <text:p>-0.26</text:p>
          </table:table-cell>
          <table:table-cell office:value-type="float" office:value="0.088" calcext:value-type="float">
            <text:p>0.088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25" calcext:value-type="float">
            <text:p>0.025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9" calcext:value-type="float">
            <text:p>0.18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6" calcext:value-type="float">
            <text:p>0.09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w Orleans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7" calcext:value-type="float">
            <text:p>0.00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Giants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8" calcext:value-type="float">
            <text:p>0.08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133" calcext:value-type="float">
            <text:p>-0.133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Y Jets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akland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43" calcext:value-type="float">
            <text:p>0.043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092" calcext:value-type="float">
            <text:p>-0.09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adelphia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ttsburgh</text:p>
          </table:table-cell>
          <table:table-cell office:value-type="float" office:value="0.056" calcext:value-type="float">
            <text:p>0.056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31" calcext:value-type="float">
            <text:p>-0.3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4" calcext:value-type="float">
            <text:p>-0.04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" calcext:value-type="float">
            <text:p>0.02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186" calcext:value-type="float">
            <text:p>0.186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89" calcext:value-type="float">
            <text:p>-0.089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025" calcext:value-type="float">
            <text:p>0.02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attle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3" calcext:value-type="float">
            <text:p>0.03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81" calcext:value-type="float">
            <text:p>0.08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 Louis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512" calcext:value-type="float">
            <text:p>-0.512</text:p>
          </table:table-cell>
          <table:table-cell office:value-type="float" office:value="0.047" calcext:value-type="float">
            <text:p>0.047</text:p>
          </table:table-cell>
          <table:table-cell office:value-type="float" office:value="-0.194" calcext:value-type="float">
            <text:p>-0.194</text:p>
          </table:table-cell>
          <table:table-cell office:value-type="float" office:value="0.073" calcext:value-type="float">
            <text:p>0.07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mpa Bay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15" calcext:value-type="float">
            <text:p>0.11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6" calcext:value-type="float">
            <text:p>0.01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essee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06" calcext:value-type="float">
            <text:p>-0.06</text:p>
          </table:table-cell>
          <table:table-cell office:value-type="float" office:value="0.16" calcext:value-type="float">
            <text:p>0.16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073" calcext:value-type="float">
            <text:p>0.07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hington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7" calcext:value-type="float">
            <text:p>0.077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77" calcext:value-type="float">
            <text:p>-0.07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